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4.684cm" fo:min-width="26.118cm" fo:padding-top="0.151cm" fo:padding-bottom="0.151cm" fo:padding-left="0.276cm" fo:padding-right="0.276cm"/>
    </style:style>
    <style:style style:name="gr2" style:family="graphic" style:parent-style-name="standard">
      <style:graphic-properties svg:stroke-color="#808080" draw:fill-color="#dddddd" draw:textarea-horizontal-align="justify" draw:textarea-vertical-align="middle" draw:auto-grow-height="false" fo:min-height="0.512cm" fo:min-width="26.17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7.116cm" fo:min-width="19.771cm"/>
    </style:style>
    <style:style style:name="gr4" style:family="graphic" style:parent-style-name="standard">
      <style:graphic-properties draw:fill-color="#59c5c7" draw:textarea-horizontal-align="justify" draw:textarea-vertical-align="middle" draw:auto-grow-height="false" fo:min-height="0.512cm" fo:min-width="19.771cm"/>
    </style:style>
    <style:style style:name="gr5" style:family="graphic" style:parent-style-name="standard">
      <style:graphic-properties draw:fill-color="#fedcc6" draw:textarea-horizontal-align="justify" draw:textarea-vertical-align="middle" draw:auto-grow-height="false" fo:min-height="13.974cm" fo:min-width="5.934cm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6.608cm" fo:min-width="19.771cm"/>
    </style:style>
    <style:style style:name="gr7" style:family="graphic" style:parent-style-name="standard">
      <style:graphic-properties draw:stroke="dash" draw:stroke-dash="Fine_20_Dashed" svg:stroke-color="#ce181e" draw:fill-color="#fcd4d1" draw:textarea-horizontal-align="justify" draw:textarea-vertical-align="middle" draw:auto-grow-height="false" fo:min-height="1.274cm" fo:min-width="5.93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loext:graphic-properties draw:fill-color="#fedcc6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loext:graphic-properties draw:fill-color="#fcd4d1"/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4.986cm" svg:x="0.762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6.67cm" svg:height="0.762cm" svg:x="0.762cm" svg:y="0.254cm">
          <text:p text:style-name="P2">Menu ba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.271cm" svg:height="7.366cm" svg:x="0.727cm" svg:y="1.016cm">
          <text:p text:style-name="P2">File list</text:p>
          <text:p text:style-name="P2">(Database</text:p>
          <text:p text:style-name="P2">Plot</text:p>
          <text:p text:style-name="P2">Summary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0.271cm" svg:height="0.762cm" svg:x="0.727cm" svg:y="1.016cm">
          <text:p text:style-name="P2">Subset Tab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434cm" svg:height="14.224cm" svg:x="20.998cm" svg:y="1.016cm">
          <text:p text:style-name="P2">View options</text:p>
          <text:p text:style-name="P2">(parametres plot,</text:p>
          <text:p text:style-name="P2">Statistiques,</text:p>
          <text:p text:style-name="P2">Resumé)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0.271cm" svg:height="6.858cm" svg:x="0.727cm" svg:y="8.382cm">
          <text:p text:style-name="P2">Plot/summary</text:p>
          <text:p text:style-name="P2">(Database</text:p>
          <text:p text:style-name="P2">Plot</text:p>
          <text:p text:style-name="P2">Summary)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431cm" svg:height="1.524cm" draw:transform="skewX (0.00471238898038469) translate (21.003cm 1.016cm)">
          <text:p text:style-name="P2">View tabs</text:p>
          <text:p text:style-name="P2">(filter, stats, plot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1.1$Windows_X86_64 LibreOffice_project/60bfb1526849283ce2491346ed2aa51c465abfe6</meta:generator>
    <dc:date>2018-03-31T14:38:46.536000000</dc:date>
    <meta:editing-duration>PT11M28S</meta:editing-duration>
    <meta:editing-cycles>2</meta:editing-cycles>
    <meta:document-statistic meta:object-count="30"/>
  </office:meta>
</office:document-meta>
</file>